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df5b" officeooo:paragraph-rsid="0003df5b"/>
    </style:style>
    <style:style style:name="P2" style:family="paragraph" style:parent-style-name="Standard">
      <style:text-properties fo:font-weight="bold" officeooo:rsid="0003df5b" officeooo:paragraph-rsid="0003df5b" style:font-weight-asian="bold" style:font-weight-complex="bold"/>
    </style:style>
    <style:style style:name="P3" style:family="paragraph" style:parent-style-name="Standard">
      <style:text-properties fo:font-weight="bold" officeooo:rsid="00052c60" officeooo:paragraph-rsid="00052c60" style:font-weight-asian="bold" style:font-weight-complex="bold"/>
    </style:style>
    <style:style style:name="P4" style:family="paragraph" style:parent-style-name="Standard">
      <style:text-properties fo:font-weight="bold" officeooo:rsid="00052c60" officeooo:paragraph-rsid="001e7d93" style:font-weight-asian="bold" style:font-weight-complex="bold"/>
    </style:style>
    <style:style style:name="P5" style:family="paragraph" style:parent-style-name="Standard">
      <style:text-properties fo:font-weight="normal" officeooo:rsid="000762d7" officeooo:paragraph-rsid="000762d7" style:font-weight-asian="normal" style:font-weight-complex="normal"/>
    </style:style>
    <style:style style:name="P6" style:family="paragraph" style:parent-style-name="Standard">
      <style:text-properties fo:font-weight="normal" officeooo:rsid="000762d7" officeooo:paragraph-rsid="00095b03" style:font-weight-asian="normal" style:font-weight-complex="normal"/>
    </style:style>
    <style:style style:name="P7" style:family="paragraph" style:parent-style-name="Standard">
      <style:text-properties fo:font-weight="normal" officeooo:rsid="000762d7" officeooo:paragraph-rsid="000f42a1" style:font-weight-asian="normal" style:font-weight-complex="normal"/>
    </style:style>
    <style:style style:name="P8" style:family="paragraph" style:parent-style-name="Standard">
      <style:text-properties fo:font-weight="normal" officeooo:rsid="00095b03" officeooo:paragraph-rsid="00095b03" style:font-weight-asian="normal" style:font-weight-complex="normal"/>
    </style:style>
    <style:style style:name="P9" style:family="paragraph" style:parent-style-name="Standard">
      <style:text-properties fo:font-weight="normal" officeooo:rsid="000aaa9e" officeooo:paragraph-rsid="000aaa9e" style:font-weight-asian="normal" style:font-weight-complex="normal"/>
    </style:style>
    <style:style style:name="P10" style:family="paragraph" style:parent-style-name="Standard">
      <style:text-properties fo:font-weight="normal" officeooo:rsid="000f42a1" officeooo:paragraph-rsid="000f42a1" style:font-weight-asian="normal" style:font-weight-complex="normal"/>
    </style:style>
    <style:style style:name="P11" style:family="paragraph" style:parent-style-name="Standard">
      <style:text-properties fo:font-weight="normal" officeooo:rsid="0011d661" officeooo:paragraph-rsid="0011d661" style:font-weight-asian="normal" style:font-weight-complex="normal"/>
    </style:style>
    <style:style style:name="P12" style:family="paragraph" style:parent-style-name="Standard">
      <style:text-properties fo:font-weight="normal" officeooo:rsid="00129eb7" officeooo:paragraph-rsid="00129eb7" style:font-weight-asian="normal" style:font-weight-complex="normal"/>
    </style:style>
    <style:style style:name="P13" style:family="paragraph" style:parent-style-name="Standard">
      <style:text-properties fo:font-weight="normal" officeooo:rsid="0014c55e" officeooo:paragraph-rsid="0014c55e" style:font-weight-asian="normal" style:font-weight-complex="normal"/>
    </style:style>
    <style:style style:name="P14" style:family="paragraph" style:parent-style-name="Standard">
      <style:text-properties fo:font-weight="normal" officeooo:rsid="001ca53c" officeooo:paragraph-rsid="001ca53c" style:font-weight-asian="normal" style:font-weight-complex="normal"/>
    </style:style>
    <style:style style:name="P15" style:family="paragraph" style:parent-style-name="Standard">
      <style:text-properties fo:font-weight="normal" officeooo:rsid="000aaa9e" officeooo:paragraph-rsid="000aaa9e" style:font-weight-asian="normal" style:font-weight-complex="normal"/>
    </style:style>
    <style:style style:name="P16" style:family="paragraph" style:parent-style-name="Standard">
      <style:text-properties fo:font-weight="normal" officeooo:rsid="002a09cb" officeooo:paragraph-rsid="002a09cb" style:font-weight-asian="normal" style:font-weight-complex="normal"/>
    </style:style>
    <style:style style:name="T1" style:family="text">
      <style:text-properties fo:font-variant="normal" fo:text-transform="none" fo:color="#000000" style:font-name="Liberation Serif" fo:font-size="12pt" fo:letter-spacing="normal" fo:font-style="normal" style:font-size-asian="12pt" style:font-size-complex="12pt"/>
    </style:style>
    <style:style style:name="T2" style:family="text">
      <style:text-properties officeooo:rsid="000f42a1"/>
    </style:style>
    <style:style style:name="T3" style:family="text">
      <style:text-properties officeooo:rsid="00104d9c"/>
    </style:style>
    <style:style style:name="T4" style:family="text">
      <style:text-properties officeooo:rsid="00129eb7"/>
    </style:style>
    <style:style style:name="T5" style:family="text">
      <style:text-properties officeooo:rsid="001522a6"/>
    </style:style>
    <style:style style:name="T6" style:family="text">
      <style:text-properties officeooo:rsid="00186cd1"/>
    </style:style>
    <style:style style:name="T7" style:family="text">
      <style:text-properties officeooo:rsid="001a1e72"/>
    </style:style>
    <style:style style:name="T8" style:family="text">
      <style:text-properties style:font-name="Liberation Serif"/>
    </style:style>
    <style:style style:name="T9" style:family="text">
      <style:text-properties officeooo:rsid="001e7d93"/>
    </style:style>
    <style:style style:name="T10" style:family="text">
      <style:text-properties officeooo:rsid="0023fdc7"/>
    </style:style>
    <style:style style:name="T11" style:family="text">
      <style:text-properties officeooo:rsid="002c85f1"/>
    </style:style>
    <style:style style:name="T12" style:family="text">
      <style:text-properties officeooo:rsid="002d24ea"/>
    </style:style>
    <style:style style:name="T13" style:family="text">
      <style:text-properties officeooo:rsid="0032a82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I: Lab 1</text:p>
      <text:p text:style-name="P1"/>
      <text:p text:style-name="P1">Tobias L &amp; Özgun M</text:p>
      <text:p text:style-name="P1"/>
      <text:p text:style-name="P1"/>
      <text:p text:style-name="P2">Part A</text:p>
      <text:p text:style-name="P1"/>
      <text:p text:style-name="P1">1. Where was the problem?</text:p>
      <text:p text:style-name="P1">Svar: Problemet låg i ett funktionsanrop som skickade med ett nullvärde till en pekarparameter. Rad 247 i abscissa.cpp. <text:span text:style-name="T10">Man kollar i backtrace.</text:span></text:p>
      <text:p text:style-name="P1"/>
      <text:p text:style-name="P1">2. Why did the program crash?</text:p>
      <text:p text:style-name="P1"><text:span text:style-name="T2">Svar: </text:span>Programmet kraschar på grund av att man försöker avreferera ett nullvärde vilket genererade signalen Segmentation fault. Rad 225 i ack.cpp</text:p>
      <text:p text:style-name="P1"/>
      <text:p text:style-name="P1">3. What did you do to fix the problem?</text:p>
      <text:p text:style-name="P1"><text:span text:style-name="T2">Svar: </text:span>Vi kommenterade ut rad 247 i abscissa.cpp. </text:p>
      <text:p text:style-name="P1"/>
      <text:p text:style-name="P1"/>
      <text:p text:style-name="P3">Part B</text:p>
      <text:p text:style-name="P3"/>
      <text:p text:style-name="P5">4. Which of the phases and other parts of a compiler are present in the 2.9 program?</text:p>
      <text:p text:style-name="P7"><text:span text:style-name="T2">Svar: L</text:span>exikalisk analys<text:span text:style-name="T2">ator och parser, syntaktisk analysator.</text:span></text:p>
      <text:p text:style-name="P8"/>
      <text:p text:style-name="P9"><text:span text:style-name="T8">5. </text:span><text:span text:style-name="T1">How are they implemented?</text:span></text:p>
      <text:p text:style-name="P10">Svar: Funktionen lexan läser <text:span text:style-name="T3">in en sekvens av tecken från standardinmatningen. Blanksteg tas bort och ”ord” läggs till i en symboltabell i form av en token. Siffror sparas i en global variabel (tokenvalue) eller index av en symbol i symboltabellen. Andra tecken returneras.</text:span></text:p>
      <text:p text:style-name="P11">Funktionen parser <text:span text:style-name="T4">gör en hel del funktionsanrop som utför samtliga kontroller på globala variabler och tittar i symboltabellen för att generera målkod.</text:span></text:p>
      <text:p text:style-name="P6"/>
      <text:p text:style-name="P9">6. Which are missing?</text:p>
      <text:p text:style-name="P16">Svar: <text:span text:style-name="T11">Semantisk analysator, Intermediär kod generator, Maskin O/beroende optimering, Kod generator</text:span></text:p>
      <text:p text:style-name="P4"/>
      <text:p text:style-name="P4">Part <text:span text:style-name="T9">C</text:span></text:p>
      <text:p text:style-name="P9"/>
      <text:p text:style-name="P12">7. If you were to modify the 2.9 program so it actually calculates the values of the expressions, and not just prints out postfix code, how would you do that? (Don't actually do it yet, just discuss how it can be done.)</text:p>
      <text:p text:style-name="P14">Svar: Värden kan sparas i en sorts container<text:span text:style-name="T13">(stack) </text:span>för att senare räknas ut när hela uttrycket har lästs in.</text:p>
      <text:p text:style-name="P12"/>
      <text:p text:style-name="P13">8. Does the <text:s/>work? <text:span text:style-name="T7">Svar: Nej, det fungerar inte. </text:span></text:p>
      <text:p text:style-name="P13">9. Why, or why not? Svar: Preprocessorn <text:span text:style-name="T5">klistrar bara in texten från macrot till där det använts. Inga beräkningar utförs i preprocessorn. Inklistrningen sker bara en gång så därför sker det ett anrop till en funktion som inte finns. </text:span></text:p>
      <text:p text:style-name="P13">10. If it doesn't work: Explain how the C preprocessor would have to be modified for the macro to work! <text:span text:style-name="T6">Svar: Man skulle manuellt kunna klistra in genererade koden från preprocessorn i raden under som anropet till macrot sker och fortsätta så i all oändlighet för att få det rekursiv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2T10:48:19.154285323</meta:creation-date>
    <dc:date>2016-09-06T16:51:26.479346897</dc:date>
    <meta:editing-duration>PT2H3M27S</meta:editing-duration>
    <meta:editing-cycles>37</meta:editing-cycles>
    <meta:generator>LibreOffice/5.1.4.2$Linux_X86_64 LibreOffice_project/10m0$Build-2</meta:generator>
    <meta:document-statistic meta:table-count="0" meta:image-count="0" meta:object-count="0" meta:page-count="1" meta:paragraph-count="23" meta:word-count="353" meta:character-count="2088" meta:non-whitespace-character-count="1753"/>
  </office:meta>
</office:document-meta>
</file>